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9299in"/>
    </style:style>
    <style:style style:name="co2" style:family="table-column">
      <style:table-column-properties fo:break-before="auto" style:column-width="0.88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oef_modelo_rl_both_menor_aic" table:style-name="ta1">
        <table:table-column table:style-name="co1" table:default-cell-style-name="Default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Variável preditora</text:p>
          </table:table-cell>
          <table:table-cell table:style-name="Default" office:value-type="string" calcext:value-type="string">
            <text:p>Coeficiente</text:p>
          </table:table-cell>
          <table:table-cell table:style-name="Default" office:value-type="string" calcext:value-type="string">
            <text:p>Erro padrão</text:p>
          </table:table-cell>
          <table:table-cell table:style-name="Default" office:value-type="string" calcext:value-type="string">
            <text:p>Valor z</text:p>
          </table:table-cell>
          <table:table-cell table:style-name="Default" office:value-type="string" calcext:value-type="string">
            <text:p>Pr(&gt;|z|)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34.794" calcext:value-type="float">
            <text:p>34.794</text:p>
          </table:table-cell>
          <table:table-cell office:value-type="float" office:value="1380.479" calcext:value-type="float">
            <text:p>1380.479</text:p>
          </table:table-cell>
          <table:table-cell office:value-type="float" office:value="0.025" calcext:value-type="float">
            <text:p>0.025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satisfaction_score_4</text:p>
          </table:table-cell>
          <table:table-cell office:value-type="float" office:value="-60.216" calcext:value-type="float">
            <text:p>-60.216</text:p>
          </table:table-cell>
          <table:table-cell office:value-type="float" office:value="1747.677" calcext:value-type="float">
            <text:p>1747.677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string" calcext:value-type="string">
            <text:p>satisfaction_score_5</text:p>
          </table:table-cell>
          <table:table-cell office:value-type="float" office:value="-60.679" calcext:value-type="float">
            <text:p>-60.679</text:p>
          </table:table-cell>
          <table:table-cell office:value-type="float" office:value="1970.931" calcext:value-type="float">
            <text:p>1970.931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975" calcext:value-type="float">
            <text:p>0.975</text:p>
          </table:table-cell>
        </table:table-row>
        <table:table-row table:style-name="ro1">
          <table:table-cell office:value-type="string" calcext:value-type="string">
            <text:p>satisfaction_score_3</text:p>
          </table:table-cell>
          <table:table-cell office:value-type="float" office:value="-38.961" calcext:value-type="float">
            <text:p>-38.961</text:p>
          </table:table-cell>
          <table:table-cell office:value-type="float" office:value="1380.479" calcext:value-type="float">
            <text:p>1380.479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 office:value-type="string" calcext:value-type="string">
            <text:p>flg_online_security1</text:p>
          </table:table-cell>
          <table:table-cell office:value-type="float" office:value="-3.701" calcext:value-type="float">
            <text:p>-3.701</text:p>
          </table:table-cell>
          <table:table-cell office:value-type="float" office:value="0.451" calcext:value-type="float">
            <text:p>0.451</text:p>
          </table:table-cell>
          <table:table-cell office:value-type="float" office:value="-8.214" calcext:value-type="float">
            <text:p>-8.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_of_referrals</text:p>
          </table:table-cell>
          <table:table-cell office:value-type="float" office:value="-0.672" calcext:value-type="float">
            <text:p>-0.672</text:p>
          </table:table-cell>
          <table:table-cell office:value-type="float" office:value="0.11" calcext:value-type="float">
            <text:p>0.11</text:p>
          </table:table-cell>
          <table:table-cell office:value-type="float" office:value="-6.115" calcext:value-type="float">
            <text:p>-6.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hly_charge</text:p>
          </table:table-cell>
          <table:table-cell office:value-type="float" office:value="0.077" calcext:value-type="float">
            <text:p>0.077</text:p>
          </table:table-cell>
          <table:table-cell office:value-type="float" office:value="0.012" calcext:value-type="float">
            <text:p>0.012</text:p>
          </table:table-cell>
          <table:table-cell office:value-type="float" office:value="6.242" calcext:value-type="float">
            <text:p>6.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_concentracao_cobranca_mes_q3</text:p>
          </table:table-cell>
          <table:table-cell office:value-type="float" office:value="2.176" calcext:value-type="float">
            <text:p>2.176</text:p>
          </table:table-cell>
          <table:table-cell office:value-type="float" office:value="0.364" calcext:value-type="float">
            <text:p>0.364</text:p>
          </table:table-cell>
          <table:table-cell office:value-type="float" office:value="5.976" calcext:value-type="float">
            <text:p>5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ct_Two_Year</text:p>
          </table:table-cell>
          <table:table-cell office:value-type="float" office:value="-2.364" calcext:value-type="float">
            <text:p>-2.364</text:p>
          </table:table-cell>
          <table:table-cell office:value-type="float" office:value="0.425" calcext:value-type="float">
            <text:p>0.425</text:p>
          </table:table-cell>
          <table:table-cell office:value-type="float" office:value="-5.558" calcext:value-type="float">
            <text:p>-5.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g_married1</text:p>
          </table:table-cell>
          <table:table-cell office:value-type="float" office:value="1.832" calcext:value-type="float">
            <text:p>1.832</text:p>
          </table:table-cell>
          <table:table-cell office:value-type="float" office:value="0.286" calcext:value-type="float">
            <text:p>0.286</text:p>
          </table:table-cell>
          <table:table-cell office:value-type="float" office:value="6.396" calcext:value-type="float">
            <text:p>6.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_of_dependents</text:p>
          </table:table-cell>
          <table:table-cell office:value-type="float" office:value="-0.964" calcext:value-type="float">
            <text:p>-0.964</text:p>
          </table:table-cell>
          <table:table-cell office:value-type="float" office:value="0.191" calcext:value-type="float">
            <text:p>0.191</text:p>
          </table:table-cell>
          <table:table-cell office:value-type="float" office:value="-5.048" calcext:value-type="float">
            <text:p>-5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y_San_Diego_County</text:p>
          </table:table-cell>
          <table:table-cell office:value-type="float" office:value="1.312" calcext:value-type="float">
            <text:p>1.312</text:p>
          </table:table-cell>
          <table:table-cell office:value-type="float" office:value="0.29" calcext:value-type="float">
            <text:p>0.29</text:p>
          </table:table-cell>
          <table:table-cell office:value-type="float" office:value="4.524" calcext:value-type="float">
            <text:p>4.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g_premium_tech_support1</text:p>
          </table:table-cell>
          <table:table-cell office:value-type="float" office:value="-0.933" calcext:value-type="float">
            <text:p>-0.933</text:p>
          </table:table-cell>
          <table:table-cell office:value-type="float" office:value="0.249" calcext:value-type="float">
            <text:p>0.249</text:p>
          </table:table-cell>
          <table:table-cell office:value-type="float" office:value="-3.753" calcext:value-type="float">
            <text:p>-3.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g_phone_service1</text:p>
          </table:table-cell>
          <table:table-cell office:value-type="float" office:value="-2.376" calcext:value-type="float">
            <text:p>-2.376</text:p>
          </table:table-cell>
          <table:table-cell office:value-type="float" office:value="0.573" calcext:value-type="float">
            <text:p>0.573</text:p>
          </table:table-cell>
          <table:table-cell office:value-type="float" office:value="-4.149" calcext:value-type="float">
            <text:p>-4.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ct_One_Year</text:p>
          </table:table-cell>
          <table:table-cell office:value-type="float" office:value="-0.851" calcext:value-type="float">
            <text:p>-0.851</text:p>
          </table:table-cell>
          <table:table-cell office:value-type="float" office:value="0.279" calcext:value-type="float">
            <text:p>0.279</text:p>
          </table:table-cell>
          <table:table-cell office:value-type="float" office:value="-3.051" calcext:value-type="float">
            <text:p>-3.05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offer_Offer_E</text:p>
          </table:table-cell>
          <table:table-cell office:value-type="float" office:value="0.611" calcext:value-type="float">
            <text:p>0.611</text:p>
          </table:table-cell>
          <table:table-cell office:value-type="float" office:value="0.275" calcext:value-type="float">
            <text:p>0.275</text:p>
          </table:table-cell>
          <table:table-cell office:value-type="float" office:value="2.223" calcext:value-type="float">
            <text:p>2.223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county_Mendocino_County</text:p>
          </table:table-cell>
          <table:table-cell office:value-type="float" office:value="-18.072" calcext:value-type="float">
            <text:p>-18.072</text:p>
          </table:table-cell>
          <table:table-cell office:value-type="float" office:value="2180.543" calcext:value-type="float">
            <text:p>2180.543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string" calcext:value-type="string">
            <text:p>offer_Offer_A</text:p>
          </table:table-cell>
          <table:table-cell office:value-type="float" office:value="1.477" calcext:value-type="float">
            <text:p>1.477</text:p>
          </table:table-cell>
          <table:table-cell office:value-type="float" office:value="0.537" calcext:value-type="float">
            <text:p>0.537</text:p>
          </table:table-cell>
          <table:table-cell office:value-type="float" office:value="2.748" calcext:value-type="float">
            <text:p>2.748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county_Lake_County</text:p>
          </table:table-cell>
          <table:table-cell office:value-type="float" office:value="-16.676" calcext:value-type="float">
            <text:p>-16.676</text:p>
          </table:table-cell>
          <table:table-cell office:value-type="float" office:value="1029.119" calcext:value-type="float">
            <text:p>1029.119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" calcext:value-type="float">
            <text:p>0.006</text:p>
          </table:table-cell>
          <table:table-cell office:value-type="float" office:value="2.441" calcext:value-type="float">
            <text:p>2.44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county_Nevada_County</text:p>
          </table:table-cell>
          <table:table-cell office:value-type="float" office:value="-18.672" calcext:value-type="float">
            <text:p>-18.672</text:p>
          </table:table-cell>
          <table:table-cell office:value-type="float" office:value="2308.246" calcext:value-type="float">
            <text:p>2308.246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tx_contrib_cobrancas_extras_cobranca_geral</text:p>
          </table:table-cell>
          <table:table-cell office:value-type="float" office:value="5.731" calcext:value-type="float">
            <text:p>5.731</text:p>
          </table:table-cell>
          <table:table-cell office:value-type="float" office:value="2.018" calcext:value-type="float">
            <text:p>2.018</text:p>
          </table:table-cell>
          <table:table-cell office:value-type="float" office:value="2.84" calcext:value-type="float">
            <text:p>2.8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county_Fresno_County</text:p>
          </table:table-cell>
          <table:table-cell office:value-type="float" office:value="1.038" calcext:value-type="float">
            <text:p>1.038</text:p>
          </table:table-cell>
          <table:table-cell office:value-type="float" office:value="0.542" calcext:value-type="float">
            <text:p>0.542</text:p>
          </table:table-cell>
          <table:table-cell office:value-type="float" office:value="1.914" calcext:value-type="float">
            <text:p>1.914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county_El_Dorado_County</text:p>
          </table:table-cell>
          <table:table-cell office:value-type="float" office:value="1.444" calcext:value-type="float">
            <text:p>1.444</text:p>
          </table:table-cell>
          <table:table-cell office:value-type="float" office:value="0.828" calcext:value-type="float">
            <text:p>0.828</text:p>
          </table:table-cell>
          <table:table-cell office:value-type="float" office:value="1.743" calcext:value-type="float">
            <text:p>1.743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string" calcext:value-type="string">
            <text:p>county_Tulare_County</text:p>
          </table:table-cell>
          <table:table-cell office:value-type="float" office:value="-1.463" calcext:value-type="float">
            <text:p>-1.463</text:p>
          </table:table-cell>
          <table:table-cell office:value-type="float" office:value="0.806" calcext:value-type="float">
            <text:p>0.806</text:p>
          </table:table-cell>
          <table:table-cell office:value-type="float" office:value="-1.816" calcext:value-type="float">
            <text:p>-1.816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total_charges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2.647" calcext:value-type="float">
            <text:p>-2.64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county_San_Mateo_County</text:p>
          </table:table-cell>
          <table:table-cell office:value-type="float" office:value="-1.743" calcext:value-type="float">
            <text:p>-1.743</text:p>
          </table:table-cell>
          <table:table-cell office:value-type="float" office:value="1.12" calcext:value-type="float">
            <text:p>1.12</text:p>
          </table:table-cell>
          <table:table-cell office:value-type="float" office:value="-1.556" calcext:value-type="float">
            <text:p>-1.55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avg_monthly_long_distance_charges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9" calcext:value-type="float">
            <text:p>0.019</text:p>
          </table:table-cell>
          <table:table-cell office:value-type="float" office:value="-2.626" calcext:value-type="float">
            <text:p>-2.62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valor_cobrancas_extra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.098" calcext:value-type="float">
            <text:p>2.098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internet_type_Fiber_Optic</text:p>
          </table:table-cell>
          <table:table-cell office:value-type="float" office:value="-0.792" calcext:value-type="float">
            <text:p>-0.792</text:p>
          </table:table-cell>
          <table:table-cell office:value-type="float" office:value="0.371" calcext:value-type="float">
            <text:p>0.371</text:p>
          </table:table-cell>
          <table:table-cell office:value-type="float" office:value="-2.135" calcext:value-type="float">
            <text:p>-2.135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flg_online_backup1</text:p>
          </table:table-cell>
          <table:table-cell office:value-type="float" office:value="-0.395" calcext:value-type="float">
            <text:p>-0.395</text:p>
          </table:table-cell>
          <table:table-cell office:value-type="float" office:value="0.231" calcext:value-type="float">
            <text:p>0.231</text:p>
          </table:table-cell>
          <table:table-cell office:value-type="float" office:value="-1.711" calcext:value-type="float">
            <text:p>-1.711</text:p>
          </table:table-cell>
          <table:table-cell office:value-type="float" office:value="0.087" calcext:value-type="float">
            <text:p>0.0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8-20T19:31:44.105980241</dc:date>
    <meta:editing-duration>PT51S</meta:editing-duration>
    <meta:editing-cycles>1</meta:editing-cycles>
    <meta:document-statistic meta:table-count="1" meta:cell-count="160" meta:object-count="0"/>
  </office:meta>
</office:document-meta>
</file>